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page"/>
    </style:style>
    <style:style style:name="Table1.A" style:family="table-column">
      <style:table-column-properties style:column-width="1.416cm"/>
    </style:style>
    <style:style style:name="Table1.B" style:family="table-column">
      <style:table-column-properties style:column-width="2.394cm"/>
    </style:style>
    <style:style style:name="Table1.C" style:family="table-column">
      <style:table-column-properties style:column-width="4.487cm"/>
    </style:style>
    <style:style style:name="Table1.D" style:family="table-column">
      <style:table-column-properties style:column-width="4.516cm"/>
    </style:style>
    <style:style style:name="Table1.E" style:family="table-column">
      <style:table-column-properties style:column-width="1.753cm"/>
    </style:style>
    <style:style style:name="Table1.F" style:family="table-column">
      <style:table-column-properties style:column-width="1.9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Table2" style:family="table">
      <style:table-properties style:width="16.51cm" fo:margin-left="0cm" fo:margin-top="0cm" fo:margin-bottom="0cm" table:align="left" style:writing-mode="page"/>
    </style:style>
    <style:style style:name="Table2.A" style:family="table-column">
      <style:table-column-properties style:column-width="1.104cm"/>
    </style:style>
    <style:style style:name="Table2.B" style:family="table-column">
      <style:table-column-properties style:column-width="4.438cm"/>
    </style:style>
    <style:style style:name="Table2.C" style:family="table-column">
      <style:table-column-properties style:column-width="4.207cm"/>
    </style:style>
    <style:style style:name="Table2.D" style:family="table-column">
      <style:table-column-properties style:column-width="1.584cm"/>
    </style:style>
    <style:style style:name="Table2.E" style:family="table-column">
      <style:table-column-properties style:column-width="1.744cm"/>
    </style:style>
    <style:style style:name="Table2.F" style:family="table-column">
      <style:table-column-properties style:column-width="3.4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/>
    </style:style>
    <style:style style:name="P1" style:family="paragraph" style:parent-style-name="Standard" style:list-style-name="">
      <style:paragraph-properties fo:margin-left="0cm" fo:margin-top="0cm" fo:margin-bottom="0.494cm" style:contextual-spacing="false" fo:line-height="100%" fo:text-indent="0cm" style:auto-text-indent="false"/>
    </style:style>
    <style:style style:name="P2" style:family="paragraph" style:parent-style-name="Standard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>
      <loext:graphic-properties draw:fill="solid" draw:fill-color="#a0a0a0"/>
      <style:paragraph-properties fo:text-align="start"/>
      <style:text-properties fo:font-size="18pt"/>
    </style:style>
    <style:style style:name="P5" style:family="paragraph" style:parent-style-name="Standard" style:list-style-name="">
      <style:paragraph-properties fo:margin-left="0cm" fo:margin-top="0.494cm" fo:margin-bottom="0.494cm" style:contextual-spacing="false" fo:line-height="100%" fo:text-indent="0cm" style:auto-text-indent="false"/>
    </style:style>
    <style:style style:name="P6" style:family="paragraph" style:parent-style-name="Standard" style:list-style-name="WWNum1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1">
      <style:paragraph-properties fo:margin-top="0cm" fo:margin-bottom="0cm" style:contextual-spacing="false" fo:line-height="100%"/>
    </style:style>
    <style:style style:name="P8" style:family="paragraph" style:parent-style-name="Standard" style:list-style-name="WWNum1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">
      <style:paragraph-properties fo:margin-top="0cm" fo:margin-bottom="0cm" style:contextual-spacing="false" fo:line-height="100%"/>
    </style:style>
    <style:style style:name="P11" style:family="paragraph" style:parent-style-name="Standard" style:list-style-name="WWNum2">
      <style:paragraph-properties fo:margin-top="0cm" fo:margin-bottom="0.494cm" style:contextual-spacing="false" fo:line-height="100%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3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14" style:family="paragraph" style:parent-style-name="Standard" style:list-style-name="WWNum3">
      <style:paragraph-properties fo:margin-top="0cm" fo:margin-bottom="0cm" style:contextual-spacing="false" fo:line-height="100%"/>
    </style:style>
    <style:style style:name="P15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Courier New" fo:font-size="10pt" style:font-name-asian="Times New Roman1" style:font-size-asian="10pt" style:font-name-complex="Courier New1" style:font-size-complex="10pt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011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vertical-align="top" draw:auto-grow-height="false" fo:min-height="0cm" fo:min-width="0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User Acceptance Testing (UAT) Template</text:span><text:span text:style-name="T1"/></text:h>
      <text:p text:style-name="P2" loext:marker-style-name="T2"><text:span text:style-name="T3">Date<text:tab/><text:tab/>: 07.03.2026</text:span><text:span text:style-name="T3"/></text:p>
      <text:p text:style-name="P2" loext:marker-style-name="T4"><text:span text:style-name="T3">Team ID<text:tab/>:</text:span> <text:span text:style-name="T5">SWTID-2026-7835</text:span></text:p>
      <text:p text:style-name="P2" loext:marker-style-name="T2"><text:span text:style-name="T3">Project Name : Product Inventory Management System (Backend)</text:span><text:span text:style-name="T3"/></text:p>
      <text:p text:style-name="P2" loext:marker-style-name="T2"><text:span text:style-name="T3">Maximum Marks</text:span><text:span text:style-name="T3"/></text:p>
      <text:p text:style-name="P3" loext:marker-style-name="T2"><draw:custom-shape text:anchor-type="as-char" style:rel-width="100%" draw:z-index="0" draw:name="Shape1" draw:style-name="gr1" draw:text-style-name="P4" svg:width="16.511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5" text:outline-level="1" loext:marker-style-name="T1"><text:span text:style-name="T1">Project Overview</text:span><text:span text:style-name="T1"/></text:h>
      <text:p text:style-name="P2" loext:marker-style-name="T2"><text:span text:style-name="T3">Project Name:</text:span><text:span text:style-name="T2"> Product Inventory Management System (Backend)</text:span></text:p>
      <text:p text:style-name="P2" loext:marker-style-name="T2"><text:span text:style-name="T3">Project Description:</text:span><text:span text:style-name="T2"><text:line-break/>This project is a backend application developed using </text:span><text:span text:style-name="T3">Node.js and Express.js</text:span><text:span text:style-name="T2"> that offers secure REST APIs for handling product inventory. The system enables users to register, log in, and manage their product data through CRUD operations. Security is ensured using </text:span><text:span text:style-name="T3">JWT authentication</text:span><text:span text:style-name="T2">, which restricts access so that users can manage only their own inventory data.</text:span></text:p>
      <text:p text:style-name="P2" loext:marker-style-name="T2"><text:span text:style-name="T3">Project Version:</text:span><text:span text:style-name="T2"> v1.0<text:line-break/></text:span><text:span text:style-name="T3">Testing Period:</text:span><text:span text:style-name="T2"> March 5, 2026 – March 10, 2026</text:span></text:p>
      <text:p text:style-name="P3" loext:marker-style-name="T2"><draw:custom-shape text:anchor-type="as-char" style:rel-width="100%" draw:z-index="1" draw:name="Shape2" draw:style-name="gr1" draw:text-style-name="P4" svg:width="16.511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5" text:outline-level="1" loext:marker-style-name="T1"><text:span text:style-name="T1">Testing Scope</text:span><text:span text:style-name="T1"/></text:h>
      <text:h text:style-name="P5" text:outline-level="2" loext:marker-style-name="T6"><text:span text:style-name="T6">Features and Functionalities to be Tested</text:span><text:span text:style-name="T6"/></text:h>
      <text:list text:style-name="WWNum1">
        <text:list-item>
          <text:p text:style-name="P6" loext:marker-style-name="T2"><text:span text:style-name="T2">User Registration API</text:span><text:span text:style-name="T2"/></text:p>
        </text:list-item>
        <text:list-item>
          <text:p text:style-name="P7" loext:marker-style-name="T2"><text:span text:style-name="T2">Login API with JWT authentication</text:span><text:span text:style-name="T2"/></text:p>
        </text:list-item>
        <text:list-item>
          <text:p text:style-name="P7" loext:marker-style-name="T2"><text:span text:style-name="T2">Authorization Middleware for protected routes</text:span><text:span text:style-name="T2"/></text:p>
        </text:list-item>
        <text:list-item>
          <text:p text:style-name="P7" loext:marker-style-name="T2"><text:span text:style-name="T2">Product CRUD APIs (Create, Read, Update, Delete)</text:span><text:span text:style-name="T2"/></text:p>
        </text:list-item>
        <text:list-item>
          <text:p text:style-name="P7" loext:marker-style-name="T2"><text:span text:style-name="T2">Product Search and Filter API</text:span><text:span text:style-name="T2"/></text:p>
        </text:list-item>
        <text:list-item>
          <text:p text:style-name="P7" loext:marker-style-name="T2"><text:span text:style-name="T2">MongoDB Database connectivity</text:span><text:span text:style-name="T2"/></text:p>
        </text:list-item>
        <text:list-item>
          <text:p text:style-name="P8" loext:marker-style-name="T2"><text:span text:style-name="T2">Error handling and API response validation</text:span><text:span text:style-name="T2"/></text:p>
        </text:list-item>
      </text:list>
      <text:p text:style-name="P3" loext:marker-style-name="T2"><draw:custom-shape text:anchor-type="as-char" style:rel-width="100%" draw:z-index="2" draw:name="Shape3" draw:style-name="gr1" draw:text-style-name="P4" svg:width="16.511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5" text:outline-level="2" loext:marker-style-name="T6"><text:span text:style-name="T6">User Stories / Requirements to be Tested</text:span><text:span text:style-name="T6"/></text:h>
      <text:list text:style-name="WWNum2">
        <text:list-item>
          <text:p text:style-name="P9" loext:marker-style-name="T2"><text:soft-page-break/><text:span text:style-name="T2">Users should be able to register successfully and receive a valid API response.</text:span><text:span text:style-name="T2"/></text:p>
        </text:list-item>
        <text:list-item>
          <text:p text:style-name="P10" loext:marker-style-name="T2"><text:span text:style-name="T2">Users should log in and obtain a JWT authentication token.</text:span><text:span text:style-name="T2"/></text:p>
        </text:list-item>
        <text:list-item>
          <text:p text:style-name="P10" loext:marker-style-name="T2"><text:span text:style-name="T2">Product-related routes should only be accessible to authenticated users.</text:span><text:span text:style-name="T2"/></text:p>
        </text:list-item>
        <text:list-item>
          <text:p text:style-name="P10" loext:marker-style-name="T2"><text:span text:style-name="T2">Users must only be able to view and manage their own product data.</text:span><text:span text:style-name="T2"/></text:p>
        </text:list-item>
        <text:list-item>
          <text:p text:style-name="P11" loext:marker-style-name="T2"><text:span text:style-name="T2">The API should return proper error messages when invalid requests are made.</text:span><text:span text:style-name="T2"/></text:p>
        </text:list-item>
      </text:list>
      <text:p text:style-name="P3" loext:marker-style-name="T2"><draw:custom-shape text:anchor-type="as-char" style:rel-width="100%" draw:z-index="3" draw:name="Shape4" draw:style-name="gr1" draw:text-style-name="P4" svg:width="16.511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5" text:outline-level="1" loext:marker-style-name="T1"><text:span text:style-name="T1">Test Cases</text:span><text:span text:style-name="T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12" loext:marker-style-name="T3"><text:span text:style-name="T3">Test Case ID</text:span><text:span text:style-name="T3"/></text:p>
            </table:table-cell>
            <table:table-cell table:style-name="Table1.A1" office:value-type="string">
              <text:p text:style-name="P12" loext:marker-style-name="T3"><text:span text:style-name="T3">Test Scenario</text:span><text:span text:style-name="T3"/></text:p>
            </table:table-cell>
            <table:table-cell table:style-name="Table1.A1" office:value-type="string">
              <text:p text:style-name="P12" loext:marker-style-name="T3"><text:span text:style-name="T3">Test Steps</text:span><text:span text:style-name="T3"/></text:p>
            </table:table-cell>
            <table:table-cell table:style-name="Table1.A1" office:value-type="string">
              <text:p text:style-name="P12" loext:marker-style-name="T3"><text:span text:style-name="T3">Expected Result</text:span><text:span text:style-name="T3"/></text:p>
            </table:table-cell>
            <table:table-cell table:style-name="Table1.A1" office:value-type="string">
              <text:p text:style-name="P12" loext:marker-style-name="T3"><text:span text:style-name="T3">Actual Result</text:span><text:span text:style-name="T3"/></text:p>
            </table:table-cell>
            <table:table-cell table:style-name="Table1.A1" office:value-type="string">
              <text:p text:style-name="P12" loext:marker-style-name="T3"><text:span text:style-name="T3">Pass/Fail</text:span><text:span text:style-name="T3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3" loext:marker-style-name="T2"><text:span text:style-name="T2">TC-001</text:span><text:span text:style-name="T2"/></text:p>
          </table:table-cell>
          <table:table-cell table:style-name="Table1.A1" office:value-type="string">
            <text:p text:style-name="P3" loext:marker-style-name="T2"><text:span text:style-name="T2">Register User API</text:span><text:span text:style-name="T2"/></text:p>
          </table:table-cell>
          <table:table-cell table:style-name="Table1.A1" office:value-type="string">
            <text:p text:style-name="P3" loext:marker-style-name="T2"><text:span text:style-name="T2">1. Send POST request to </text:span><text:span text:style-name="T7">/register</text:span><text:span text:style-name="T2"> 2. Enter valid user data</text:span></text:p>
          </table:table-cell>
          <table:table-cell table:style-name="Table1.A1" office:value-type="string">
            <text:p text:style-name="P3" loext:marker-style-name="T2"><text:span text:style-name="T2">User account created successfully with response message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3" loext:marker-style-name="T2"><text:span text:style-name="T2">TC-002</text:span><text:span text:style-name="T2"/></text:p>
          </table:table-cell>
          <table:table-cell table:style-name="Table1.A1" office:value-type="string">
            <text:p text:style-name="P3" loext:marker-style-name="T2"><text:span text:style-name="T2">Login API</text:span><text:span text:style-name="T2"/></text:p>
          </table:table-cell>
          <table:table-cell table:style-name="Table1.A1" office:value-type="string">
            <text:p text:style-name="P3" loext:marker-style-name="T2"><text:span text:style-name="T2">1. Send POST request to </text:span><text:span text:style-name="T7">/login</text:span><text:span text:style-name="T2"> 2. Provide correct credentials</text:span></text:p>
          </table:table-cell>
          <table:table-cell table:style-name="Table1.A1" office:value-type="string">
            <text:p text:style-name="P3" loext:marker-style-name="T2"><text:span text:style-name="T2">JWT token is returned in the response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3" loext:marker-style-name="T2"><text:span text:style-name="T2">TC-003</text:span><text:span text:style-name="T2"/></text:p>
          </table:table-cell>
          <table:table-cell table:style-name="Table1.A1" office:value-type="string">
            <text:p text:style-name="P3" loext:marker-style-name="T2"><text:span text:style-name="T2">Protected Route Access</text:span><text:span text:style-name="T2"/></text:p>
          </table:table-cell>
          <table:table-cell table:style-name="Table1.A1" office:value-type="string">
            <text:p text:style-name="P3" loext:marker-style-name="T2"><text:span text:style-name="T2">1. Access </text:span><text:span text:style-name="T7">/products</text:span><text:span text:style-name="T2"> API without token</text:span></text:p>
          </table:table-cell>
          <table:table-cell table:style-name="Table1.A1" office:value-type="string">
            <text:p text:style-name="P3" loext:marker-style-name="T2"><text:span text:style-name="T2">Server returns 401 Unauthorized error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3" loext:marker-style-name="T2"><text:span text:style-name="T2">TC-004</text:span><text:span text:style-name="T2"/></text:p>
          </table:table-cell>
          <table:table-cell table:style-name="Table1.A1" office:value-type="string">
            <text:p text:style-name="P3" loext:marker-style-name="T2"><text:span text:style-name="T2">Create Product API</text:span><text:span text:style-name="T2"/></text:p>
          </table:table-cell>
          <table:table-cell table:style-name="Table1.A1" office:value-type="string">
            <text:p text:style-name="P3" loext:marker-style-name="T2"><text:span text:style-name="T2">1. Send POST request with valid token</text:span><text:span text:style-name="T2"/></text:p>
          </table:table-cell>
          <table:table-cell table:style-name="Table1.A1" office:value-type="string">
            <text:p text:style-name="P3" loext:marker-style-name="T2"><text:span text:style-name="T2">Product is successfully saved in database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3" loext:marker-style-name="T2"><text:span text:style-name="T2">TC-005</text:span><text:span text:style-name="T2"/></text:p>
          </table:table-cell>
          <table:table-cell table:style-name="Table1.A1" office:value-type="string">
            <text:p text:style-name="P3" loext:marker-style-name="T2"><text:span text:style-name="T2">Update Product API</text:span><text:span text:style-name="T2"/></text:p>
          </table:table-cell>
          <table:table-cell table:style-name="Table1.A1" office:value-type="string">
            <text:p text:style-name="P3" loext:marker-style-name="T2"><text:span text:style-name="T2">1. Send PUT request with valid token</text:span><text:span text:style-name="T2"/></text:p>
          </table:table-cell>
          <table:table-cell table:style-name="Table1.A1" office:value-type="string">
            <text:p text:style-name="P3" loext:marker-style-name="T2"><text:span text:style-name="T2">Product details are updated successfully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3" loext:marker-style-name="T2"><text:span text:style-name="T2">TC-006</text:span><text:span text:style-name="T2"/></text:p>
          </table:table-cell>
          <table:table-cell table:style-name="Table1.A1" office:value-type="string">
            <text:p text:style-name="P3" loext:marker-style-name="T2"><text:span text:style-name="T2">Delete Product API</text:span><text:span text:style-name="T2"/></text:p>
          </table:table-cell>
          <table:table-cell table:style-name="Table1.A1" office:value-type="string">
            <text:p text:style-name="P3" loext:marker-style-name="T2"><text:span text:style-name="T2">1. Send DELETE request with valid token</text:span><text:span text:style-name="T2"/></text:p>
          </table:table-cell>
          <table:table-cell table:style-name="Table1.A1" office:value-type="string">
            <text:p text:style-name="P3" loext:marker-style-name="T2"><text:span text:style-name="T2">Product is removed from database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</table:table>
      <text:p text:style-name="P3" loext:marker-style-name="T2"><draw:custom-shape text:anchor-type="as-char" style:rel-width="100%" draw:z-index="4" draw:name="Shape5" draw:style-name="gr2" draw:text-style-name="P4" svg:width="0.003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5" text:outline-level="1" loext:marker-style-name="T1"><text:span text:style-name="T1">Bug Tracking</text:span><text:span text:style-name="T1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12" loext:marker-style-name="T3"><text:span text:style-name="T3">Bug ID</text:span><text:span text:style-name="T3"/></text:p>
            </table:table-cell>
            <table:table-cell table:style-name="Table2.A1" office:value-type="string">
              <text:p text:style-name="P12" loext:marker-style-name="T3"><text:span text:style-name="T3">Bug Description</text:span><text:span text:style-name="T3"/></text:p>
            </table:table-cell>
            <table:table-cell table:style-name="Table2.A1" office:value-type="string">
              <text:p text:style-name="P12" loext:marker-style-name="T3"><text:span text:style-name="T3">Steps to Reproduce</text:span><text:span text:style-name="T3"/></text:p>
            </table:table-cell>
            <table:table-cell table:style-name="Table2.A1" office:value-type="string">
              <text:p text:style-name="P12" loext:marker-style-name="T3"><text:span text:style-name="T3">Severity</text:span><text:span text:style-name="T3"/></text:p>
            </table:table-cell>
            <table:table-cell table:style-name="Table2.A1" office:value-type="string">
              <text:p text:style-name="P12" loext:marker-style-name="T3"><text:span text:style-name="T3">Status</text:span><text:span text:style-name="T3"/></text:p>
            </table:table-cell>
            <table:table-cell table:style-name="Table2.A1" office:value-type="string">
              <text:p text:style-name="P12" loext:marker-style-name="T3"><text:span text:style-name="T3">Additional Feedback</text:span><text:span text:style-name="T3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3" loext:marker-style-name="T2"><text:span text:style-name="T2">BG-001</text:span><text:span text:style-name="T2"/></text:p>
          </table:table-cell>
          <table:table-cell table:style-name="Table2.A1" office:value-type="string">
            <text:p text:style-name="P3" loext:marker-style-name="T2"><text:span text:style-name="T2">Unauthorized access allowed without token</text:span><text:span text:style-name="T2"/></text:p>
          </table:table-cell>
          <table:table-cell table:style-name="Table2.A1" office:value-type="string">
            <text:p text:style-name="P3" loext:marker-style-name="T2"><text:span text:style-name="T2">Call protected API route without JWT token</text:span><text:span text:style-name="T2"/></text:p>
          </table:table-cell>
          <table:table-cell table:style-name="Table2.A1" office:value-type="string">
            <text:p text:style-name="P3" loext:marker-style-name="T2"><text:span text:style-name="T2">High</text:span><text:span text:style-name="T2"/></text:p>
          </table:table-cell>
          <table:table-cell table:style-name="Table2.A1" office:value-type="string">
            <text:p text:style-name="P3" loext:marker-style-name="T2"><text:span text:style-name="T2">Open</text:span><text:span text:style-name="T2"/></text:p>
          </table:table-cell>
          <table:table-cell table:style-name="Table2.A1" office:value-type="string">
            <text:p text:style-name="P3" loext:marker-style-name="T2"><text:span text:style-name="T2">Improve middleware validation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3" loext:marker-style-name="T2"><text:span text:style-name="T2">BG-002</text:span><text:span text:style-name="T2"/></text:p>
          </table:table-cell>
          <table:table-cell table:style-name="Table2.A1" office:value-type="string">
            <text:p text:style-name="P3" loext:marker-style-name="T2"><text:span text:style-name="T2">Product update fails when invalid ID is used</text:span><text:span text:style-name="T2"/></text:p>
          </table:table-cell>
          <table:table-cell table:style-name="Table2.A1" office:value-type="string">
            <text:p text:style-name="P3" loext:marker-style-name="T2"><text:span text:style-name="T2">Send request with incorrect product ID</text:span><text:span text:style-name="T2"/></text:p>
          </table:table-cell>
          <table:table-cell table:style-name="Table2.A1" office:value-type="string">
            <text:p text:style-name="P3" loext:marker-style-name="T2"><text:span text:style-name="T2">Medium</text:span><text:span text:style-name="T2"/></text:p>
          </table:table-cell>
          <table:table-cell table:style-name="Table2.A1" office:value-type="string">
            <text:p text:style-name="P3" loext:marker-style-name="T2"><text:span text:style-name="T2">In Progress</text:span><text:span text:style-name="T2"/></text:p>
          </table:table-cell>
          <table:table-cell table:style-name="Table2.A1" office:value-type="string">
            <text:p text:style-name="P3" loext:marker-style-name="T2"><text:span text:style-name="T2">Implement proper ID validation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3" loext:marker-style-name="T2"><text:span text:style-name="T2">BG-003</text:span><text:span text:style-name="T2"/></text:p>
          </table:table-cell>
          <table:table-cell table:style-name="Table2.A1" office:value-type="string">
            <text:p text:style-name="P3" loext:marker-style-name="T2"><text:span text:style-name="T2">API response delay while fetching large data</text:span><text:span text:style-name="T2"/></text:p>
          </table:table-cell>
          <table:table-cell table:style-name="Table2.A1" office:value-type="string">
            <text:p text:style-name="P3" loext:marker-style-name="T2"><text:span text:style-name="T2">Request multiple products at once</text:span><text:span text:style-name="T2"/></text:p>
          </table:table-cell>
          <table:table-cell table:style-name="Table2.A1" office:value-type="string">
            <text:p text:style-name="P3" loext:marker-style-name="T2"><text:span text:style-name="T2">Low</text:span><text:span text:style-name="T2"/></text:p>
          </table:table-cell>
          <table:table-cell table:style-name="Table2.A1" office:value-type="string">
            <text:p text:style-name="P3" loext:marker-style-name="T2"><text:span text:style-name="T2">Open</text:span><text:span text:style-name="T2"/></text:p>
          </table:table-cell>
          <table:table-cell table:style-name="Table2.A1" office:value-type="string">
            <text:p text:style-name="P3" loext:marker-style-name="T2"><text:span text:style-name="T2">Optimize database queries</text:span><text:span text:style-name="T2"/></text:p>
          </table:table-cell>
        </table:table-row>
      </table:table>
      <text:p text:style-name="P3" loext:marker-style-name="T2"><draw:custom-shape text:anchor-type="as-char" style:rel-width="100%" draw:z-index="5" draw:name="Shape6" draw:style-name="gr2" draw:text-style-name="P4" svg:width="0.003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5" text:outline-level="1" loext:marker-style-name="T1"><text:soft-page-break/><text:span text:style-name="T1">Sign-off</text:span><text:span text:style-name="T1"/></text:h>
      <text:p text:style-name="P2" loext:marker-style-name="T2"><text:span text:style-name="T3">Tester Name:</text:span><text:span text:style-name="T2"> [Enter Name]<text:line-break/></text:span><text:span text:style-name="T3">Date:</text:span><text:span text:style-name="T2"> [Enter Date of Completion]<text:line-break/></text:span><text:span text:style-name="T3">Signature:</text:span><text:span text:style-name="T2"> [Enter Signature]</text:span></text:p>
      <text:p text:style-name="P3" loext:marker-style-name="T2"><draw:custom-shape text:anchor-type="as-char" style:rel-width="100%" draw:z-index="6" draw:name="Shape7" draw:style-name="gr1" draw:text-style-name="P4" svg:width="16.511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5" text:outline-level="1" loext:marker-style-name="T1"><text:span text:style-name="T1">Notes</text:span><text:span text:style-name="T1"/></text:h>
      <text:list text:style-name="WWNum3">
        <text:list-item>
          <text:p text:style-name="P13" loext:marker-style-name="T2"><text:span text:style-name="T2">Testing should include both </text:span><text:span text:style-name="T3">positive and negative test cases</text:span><text:span text:style-name="T2">.</text:span></text:p>
        </text:list-item>
        <text:list-item>
          <text:p text:style-name="P14" loext:marker-style-name="T2"><text:span text:style-name="T2">Bug tracking must clearly specify </text:span><text:span text:style-name="T3">severity levels and reproduction steps</text:span><text:span text:style-name="T2">.</text:span></text:p>
        </text:list-item>
        <text:list-item>
          <text:p text:style-name="P15" loext:marker-style-name="T2"><text:span text:style-name="T2">Final </text:span><text:span text:style-name="T3">testing approval and sign-off</text:span><text:span text:style-name="T2"> must be completed before deploying the system.</text:span></text:p>
        </text:list-item>
      </text:list>
      <text:p text:style-name="P16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08:35:00</meta:creation-date>
    <meta:initial-creator>MIET LAB 1</meta:initial-creator>
    <dc:language>en-IN</dc:language>
    <dc:date>2026-03-12T01:35:19</dc:date>
    <meta:editing-cycles>2</meta:editing-cycles>
    <meta:editing-duration>PT16M</meta:editing-duration>
    <meta:generator>LibreOffice/25.8.2.2$Windows_X86_64 LibreOffice_project/d401f2107ccab8f924a8e2df40f573aab7605b6f</meta:generator>
    <meta:document-statistic meta:table-count="2" meta:image-count="0" meta:object-count="0" meta:page-count="3" meta:paragraph-count="105" meta:word-count="474" meta:character-count="3049" meta:non-whitespace-character-count="2686"/>
    <meta:user-defined meta:name="AppVersion">15.0000</meta:user-defined>
    <meta:template xlink:type="simple" xlink:actuate="onRequest" xlink:title="Normal" xlink:href=""/>
  </office:meta>
</office:document-meta>
</file>